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8.58pt" svg:height="229.18pt" svg:x="99.04pt" svg:y="90.2pt">
            <loext:p draw:notify-on-update-of-ranges="Sheet1.A3:Sheet1.A6 Sheet1.B1:Sheet1.B1 Sheet1.B3:Sheet1.B6 Sheet1.C3:Sheet1.C6 Sheet1.C3:Sheet1.C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 mutex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 – Linu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 – Linux PAL+SC+RM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 – SGX PAL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1205" calcext:value-type="float">
            <text:p>0.1205</text:p>
          </table:table-cell>
          <table:table-cell office:value-type="float" office:value="3.7777" calcext:value-type="float">
            <text:p>3.7777</text:p>
          </table:table-cell>
          <table:table-cell office:value-type="float" office:value="3.1495" calcext:value-type="float">
            <text:p>3.1495</text:p>
          </table:table-cell>
          <table:table-cell office:value-type="float" office:value="4.7852" calcext:value-type="float">
            <text:p>4.7852</text:p>
          </table:table-cell>
          <table:table-cell office:value-type="float" office:value="1.2658" calcext:value-type="float">
            <text:p>1.2658</text:p>
          </table:table-cell>
          <table:table-cell office:value-type="float" office:value="10.722" calcext:value-type="float">
            <text:p>10.7220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8:33:21.197579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8:34:58.964260408</dc:date>
    <meta:editing-duration>PT9H16M29S</meta:editing-duration>
    <meta:editing-cycles>26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minimum="0.01" chart:maximum="20" chart:origin="0" chart:interval-major="1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062cm" svg:height="8.086cm" xlink:href=".." xlink:type="simple" chart:class="chart:line" chart:style-name="ch1">
        <chart:legend svg:x="0cm" svg:y="0.137cm" style:legend-expansion="custom" chartooo:width="14.062cm" chartooo:height="1.776cm" style:legend-expansion-aspect-ratio="7.91779279279279" chart:style-name="ch2"/>
        <chart:plot-area chart:style-name="ch3" table:cell-range-address="Sheet1.A3:Sheet1.B6 Sheet1.B1:Sheet1.B1 Sheet1.F1:Sheet1.F1 Sheet1.F3:Sheet1.F6 Sheet1.H1:Sheet1.H1 Sheet1.H3:Sheet1.H6" chart:data-source-has-labels="both" svg:x="2.453cm" svg:y="2.006cm" svg:width="11.508cm" svg:height="5.009cm">
          <chartooo:coordinate-region svg:x="3.593cm" svg:y="2.006cm" svg:width="9.467cm" svg:height="4.208cm"/>
          <chart:axis chart:dimension="x" chart:name="primary-x" chart:style-name="ch4" chartooo:axis-type="auto">
            <chartooo:date-scale/>
            <chart:title svg:x="4.555cm" svg:y="7.004cm" chart:style-name="ch5">
              <text:p>Number of competing threads</text:p>
            </chart:title>
            <chart:categories table:cell-range-address="Sheet1.A3:Sheet1.A6"/>
          </chart:axis>
          <chart:axis chart:dimension="y" chart:name="primary-y" chart:style-name="ch6">
            <chart:title svg:x="0.472cm" svg:y="7.767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F3:Sheet1.F6" chart:label-cell-address="Sheet1.F1:Sheet1.F1" chart:class="chart:line">
            <chart:error-indicator chart:style-name="ch13" chart:dimension="y"/>
            <chart:data-point chart:repeated="4"/>
          </chart:series>
          <chart:series chart:style-name="ch14" chart:values-cell-range-address="Sheet1.H3:Sheet1.H6" chart:label-cell-address="Sheet1.H1:Sheet1.H1" chart:class="chart:line">
            <chart:error-indicator chart:style-name="ch15" chart:dimension="y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 mutex –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utex – Linux PAL+SC+RM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utex – SGX PAL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Sheet1.A3:Sheet1.A6</svg:desc>
                </draw:g>
              </table:table-cell>
              <table:table-cell office:value-type="float" office:value="0.0188">
                <text:p>0.0188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.0382">
                <text:p>0.0382</text:p>
                <draw:g>
                  <svg:desc>Sheet1.F3:Sheet1.F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.0354">
                <text:p>0.0354</text:p>
                <draw:g>
                  <svg:desc>Sheet1.H3:Sheet1.H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1565">
                <text:p>0.156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2157">
                <text:p>0.2157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967">
                <text:p>0.196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3968">
                <text:p>0.3968</text:p>
              </table:table-cell>
              <table:table-cell office:value-type="float" office:value="0.0021">
                <text:p>0.0021</text:p>
              </table:table-cell>
              <table:table-cell office:value-type="float" office:value="0.0021">
                <text:p>0.0021</text:p>
              </table:table-cell>
              <table:table-cell office:value-type="float" office:value="0.6797">
                <text:p>0.6797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7313">
                <text:p>0.7313</text:p>
              </table:table-cell>
              <table:table-cell office:value-type="float" office:value="0.0072">
                <text:p>0.007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9774">
                <text:p>0.9774</text:p>
              </table:table-cell>
              <table:table-cell office:value-type="float" office:value="0.1205">
                <text:p>0.1205</text:p>
              </table:table-cell>
              <table:table-cell office:value-type="float" office:value="0.1205">
                <text:p>0.1205</text:p>
              </table:table-cell>
              <table:table-cell office:value-type="float" office:value="4.7852">
                <text:p>4.7852</text:p>
              </table:table-cell>
              <table:table-cell office:value-type="float" office:value="1.2658">
                <text:p>1.2658</text:p>
              </table:table-cell>
              <table:table-cell office:value-type="float" office:value="1.2658">
                <text:p>1.2658</text:p>
              </table:table-cell>
              <table:table-cell office:value-type="float" office:value="10.722">
                <text:p>10.722</text:p>
              </table:table-cell>
              <table:table-cell office:value-type="float" office:value="7.8031">
                <text:p>7.8031</text:p>
              </table:table-cell>
              <table:table-cell office:value-type="float" office:value="7.8031">
                <text:p>7.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